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style="italic" style:font-style-asian="italic" style:font-style-complex="italic"/>
    </style:style>
    <style:style style:name="T6" style:parent-style-name="Fuentedepárrafopredeter." style:family="text">
      <style:text-properties fo:font-style="italic" style:font-style-asian="italic" style:font-style-complex="italic"/>
    </style:style>
    <style:style style:name="T7" style:parent-style-name="Fuentedepárrafopredeter." style:family="text">
      <style:text-properties fo:font-style="italic" style:font-style-asian="italic" style:font-style-complex="italic"/>
    </style:style>
    <style:style style:name="T8" style:parent-style-name="Fuentedepárrafopredeter." style:family="text">
      <style:text-properties fo:font-style="italic" style:font-style-asian="italic" style:font-style-complex="italic"/>
    </style:style>
    <style:style style:name="T9" style:parent-style-name="Fuentedepárrafopredeter." style:family="text">
      <style:text-properties fo:font-style="italic" style:font-style-asian="italic" style:font-style-complex="italic"/>
    </style:style>
    <style:style style:name="T10" style:parent-style-name="Fuentedepárrafopredeter." style:family="text">
      <style:text-properties fo:font-style="italic" style:font-style-asian="italic" style:font-style-complex="italic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T12" style:parent-style-name="Fuentedepárrafopredeter." style:family="text">
      <style:text-properties fo:font-style="italic" style:font-style-asian="italic" style:font-style-complex="italic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style="italic" style:font-style-asian="italic" style:font-style-complex="italic"/>
    </style:style>
    <style:style style:name="T15" style:parent-style-name="Fuentedepárrafopredeter." style:family="text">
      <style:text-properties fo:font-style="italic" style:font-style-asian="italic" style:font-style-complex="italic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style="italic" style:font-style-asian="italic" style:font-style-complex="italic"/>
    </style:style>
    <style:style style:name="T18" style:parent-style-name="Fuentedepárrafopredeter." style:family="text">
      <style:text-properties fo:font-style="italic" style:font-style-asian="italic" style:font-style-complex="italic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style="italic" style:font-style-asian="italic" style:font-style-complex="italic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2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37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P38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1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5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6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3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54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67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68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3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75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Courier New" fo:color="#005282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82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3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Consolas" style:font-name-asian="Times New Roman" style:font-name-complex="Courier New" fo:color="#DB000E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7" style:parent-style-name="Fuentedepárrafopredeter." style:family="text">
      <style:text-properties style:font-name="Consolas" style:font-name-asian="Times New Roman" style:font-name-complex="Courier New" fo:color="#005A38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88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89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0" style:parent-style-name="Fuentedepárrafopredeter." style:family="text">
      <style:text-properties style:font-name="Consolas" style:font-name-asian="Times New Roman" style:font-name-complex="Courier New" fo:color="#1B1B1B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92" style:parent-style-name="Normal" style:family="paragraph">
      <style:paragraph-properties fo:widows="2" fo:orphans="2" fo:border-top="none" fo:border-left="0.0625in solid #005282" fo:border-bottom="none" fo:border-right="none" fo:padding-top="0in" fo:padding-left="0.25in" fo:padding-bottom="0in" fo:padding-right="0in" style:shadow="none" style:vertical-align="auto" fo:margin-bottom="0.25in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" style:parent-style-name="Fuentedepárrafopredeter." style:family="text">
      <style:text-properties style:font-name="Consolas" style:font-name-asian="Times New Roman" style:font-name-complex="Courier New" fo:color="#6D6D6D" fo:letter-spacing="-0.0006in" style:letter-kerning="false" fo:font-size="10pt" style:font-size-asian="10pt" style:font-size-complex="10pt" style:language-asian="es" style:country-asian="ES" style:language-complex="ar" style:country-complex="SA"/>
    </style:style>
    <style:style style:name="P9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ctividades en “<text:span text:style-name="T2">repasoExamenUd5.html</text:span>”</text:p>
      <text:p text:style-name="P3">1. Eventos</text:p>
      <text:p text:style-name="Standard">-Es una señal de que algo ocurrió. Todos los nodos del DOM generan dichas señales.</text:p>
      <text:p text:style-name="Standard"/>
      <text:p text:style-name="P4">Eventos del mouse:</text:p>
      <text:p text:style-name="Standard"/>
      <text:p text:style-name="Standard"><text:span text:style-name="T5"><text:tab/>click</text:span><text:s/>– cuando el mouse hace click sobre un elemento (los dispositivos touch lo generan<text:s/><text:tab/>con un toque).</text:p>
      <text:p text:style-name="Standard"><text:span text:style-name="T6"><text:tab/>contextmenu</text:span><text:s/>– cuando el mouse hace click derecho sobre un elemento.</text:p>
      <text:p text:style-name="Standard"><text:span text:style-name="T7"><text:tab/>mouseover</text:span><text:s/>/<text:s/><text:span text:style-name="T8">mouseout</text:span><text:s/>– cuando el cursor del mouse ingresa/abandona un elemento.</text:p>
      <text:p text:style-name="Standard"><text:span text:style-name="T9"><text:tab/>moused</text:span><text:span text:style-name="T10">own</text:span><text:s/>/<text:s/><text:span text:style-name="T11">mouseup</text:span><text:s/>– cuando el botón del mouse es presionado/soltado sobre un<text:s/><text:tab/>elemento.</text:p>
      <text:p text:style-name="Standard"><text:span text:style-name="T12"><text:tab/>mousemove</text:span><text:s/>– cuando el mouse se mueve.</text:p>
      <text:p text:style-name="P13">Eventos del teclado:</text:p>
      <text:p text:style-name="Standard"/>
      <text:p text:style-name="Standard"><text:span text:style-name="T14"><text:tab/>keydown</text:span><text:s/>/<text:s/><text:span text:style-name="T15">keyup</text:span><text:s/>– cuando se presiona/suelta una tecla.</text:p>
      <text:p text:style-name="P16">Eventos del elemento form:</text:p>
      <text:p text:style-name="Standard"/>
      <text:p text:style-name="Standard"><text:span text:style-name="T17"><text:tab/>submit</text:span><text:s/>– cuando el visitante envía un &lt;form&gt;.</text:p>
      <text:p text:style-name="Standard"><text:span text:style-name="T18"><text:tab/>focus</text:span><text:s/>– cuando el visitante se centra sobre un elemento, por ejemplo un &lt;input&gt;.</text:p>
      <text:p text:style-name="Standard"/>
      <text:p text:style-name="Standard">Para reaccionar con eventos podemos asignar un handler (controlador) el cual es una función que se ejecuta en caso de un evento.</text:p>
      <text:p text:style-name="Standard"/>
      <text:p text:style-name="Standard">Los handlers son una<text:s/>forma de ejecutar código JavaScript en caso de acciones por parte del usuario.</text:p>
      <text:p text:style-name="Standard"/>
      <text:p text:style-name="Standard">Podemos asignar un handler usando una propiedad del DOM on&lt;event&gt;.</text:p>
      <text:p text:style-name="Standard"/>
      <text:p text:style-name="Standard">Por ejemplo, elem.onclick()</text:p>
      <text:p text:style-name="Standard"/>
      <text:p text:style-name="P19">THIS</text:p>
      <text:p text:style-name="P20"/>
      <text:p text:style-name="Standard">El valor de this dentro de un handler es el elemento. El cuál tiene el handler dentro.</text:p>
      <text:p text:style-name="P21"/>
      <text:p text:style-name="P22">AddEventListener/removeEventListener</text:p>
      <text:p text:style-name="P23"/>
      <text:p text:style-name="Standard">Para asignar varios handlers se usa dicho medoto, el cual nos permite controlar las funciones que ha de realizar ese evento sobre el DOM.</text:p>
      <text:p text:style-name="Standard"/>
      <text:p text:style-name="Standard">·Tenemos tres formas de asignar hadlers:</text:p>
      <text:p text:style-name="Standard"><text:tab/></text:p>
      <text:p text:style-name="Standard"><text:tab/>-Atributos HTML: onclick="...".</text:p>
      <text:p text:style-name="Standard"><text:tab/>-Propiedades del DOM: elem.onclick = function.</text:p>
      <text:p text:style-name="Standard"><text:tab/>-Métodos: elem.addEventListener(event, handler[, phase]) para agregar ó<text:s/><text:tab/>removeEventListener para remover.</text:p>
      <text:p text:style-name="Standard"/>
      <text:p text:style-name="Standard"/>
      <text:p text:style-name="Standard"/>
      <text:soft-page-break/>
      <text:p text:style-name="P24">PROPAGACIÓN</text:p>
      <text:p text:style-name="Standard"/>
      <text:p text:style-name="Standard">Cuando un evento ocurre en un elemento, este primero ejecuta los manejadores que tiene asignados, luego los manejadores de su padre, y así hasta otros ancestros.</text:p>
      <text:p text:style-name="Standard"/>
      <text:p text:style-name="Standard">Un clic en el elemento del interior &lt;p&gt; primero ejecuta onclick:</text:p>
      <text:p text:style-name="Standard"/>
      <text:p text:style-name="Standard"><text:tab/>-En ese &lt;p&gt;.</text:p>
      <text:p text:style-name="Standard"><text:tab/>-Luego en el &lt;div&gt; de arriba.</text:p>
      <text:p text:style-name="Standard"><text:tab/>-Luego en el &lt;form&gt; de más arriba.</text:p>
      <text:p text:style-name="Standard"><text:tab/>-Y así<text:s/>sucesivamente hasta el objeto document.</text:p>
      <text:p text:style-name="Standard"/>
      <text:p text:style-name="Standard">El elemento anidado más profundo que causó el evento es llamado elemento objetivo, accesible como<text:s/><text:span text:style-name="T25">event.target</text:span></text:p>
      <text:p text:style-name="Standard"/>
      <text:p text:style-name="Standard">Cada manejador puede acceder a las propiedades del objeto event:</text:p>
      <text:p text:style-name="Standard"/>
      <text:p text:style-name="Standard"><text:tab/>-event.target – el elemento más profundo que originó el evento.</text:p>
      <text:p text:style-name="Standard"><text:tab/>-event.currentTarget (=this) – el elemento actual que maneja el evento (el que tiene al<text:s/><text:tab/>manejador en él)</text:p>
      <text:p text:style-name="Standard"><text:tab/>-event.eventPhase – la fase actual (captura=1, objetivo=2, propagación=3).</text:p>
      <text:p text:style-name="Standard"/>
      <text:p text:style-name="Standard">Cualquier manejador de evento puede detener<text:s/>el evento al llamar event.stopPropagation()</text:p>
      <text:p text:style-name="Standard"/>
      <text:p text:style-name="Standard"/>
      <text:p text:style-name="P26">DOM</text:p>
      <text:p text:style-name="Standard">Permite a los programadores web acceder y manipular las páginas XHTML como si fueran documentos XML.</text:p>
      <text:p text:style-name="Standard">Para encontrar elementos en el DOM tenemos los elementos:</text:p>
      <text:p text:style-name="Standard"><text:tab/>-document.getElementById(id).</text:p>
      <text:p text:style-name="Standard"><text:tab/>-document.getElementsByTagName(name).</text:p>
      <text:p text:style-name="Standard"><text:tab/>-document.getElementsByClassName(name).</text:p>
      <text:p text:style-name="Standard"><text:tab/>-element.setAttribute(attribute, value).</text:p>
      <text:p text:style-name="Standard"/>
      <text:p text:style-name="P27">Tipos de INPUTS</text:p>
      <text:p text:style-name="Standard"/>
      <text:p text:style-name="Standard">Existen inputs para cada tipo de dato que se introduzca:</text:p>
      <text:p text:style-name="Standard">Button, checkbok, color, date, datetime-local, email, file, hidden, image,month, number, password, radio, range, reset. Search, submit, tel, text, time, url, week.</text:p>
      <text:p text:style-name="Standard">Cada uno de los tipos tiene multitud de atributos como pueden ser min, max, minlenth/max…, autofocus, required, checked…</text:p>
      <text:p text:style-name="Standard"/>
      <text:p text:style-name="Standard">Los formulario &lt;form&gt; se componen de diferentes inputs de tipos distintos.</text:p>
      <text:p text:style-name="Standard"/>
      <text:p text:style-name="Standard">Las validaciones se realizan haciendo alusión a los diferentes elementos:</text:p>
      <text:p text:style-name="Standard"><text:s/><text:tab/></text:p>
      <text:p text:style-name="Standard"><text:tab/>HTMLButtonElement</text:p>
      <text:p text:style-name="Standard"><text:tab/>HTMLInputElement</text:p>
      <text:p text:style-name="Standard"><text:tab/>HTMLTextAreaElement</text:p>
      <text:p text:style-name="Standard"/>
      <text:p text:style-name="Standard">Con las propiedades “validity” con las propiedades<text:s/>patternMismatch<text:s/>que devuelve true si no coincide con el pattern y es afectado con la pseudoclase :invalid de CSS</text:p>
      <text:soft-page-break/>
      <text:p text:style-name="Standard">setCustomValidity(mensaje): añade un mensaje de error personalizado al elemento.</text:p>
      <text:p text:style-name="Standard"/>
      <text:p text:style-name="P28"><text:span text:style-name="T29">const</text:span><text:span text:style-name="T30"><text:s/>email = document</text:span><text:span text:style-name="T31">.</text:span><text:span text:style-name="T32">getElementById</text:span><text:span text:style-name="T33">(</text:span><text:span text:style-name="T34">"mail"</text:span><text:span text:style-name="T35">);</text:span><text:span text:style-name="T36"><text:s/>//establece el elemento a tratar</text:span></text:p>
      <text:p text:style-name="P37"/>
      <text:p text:style-name="P38"><text:span text:style-name="T39">email</text:span><text:span text:style-name="T40">.</text:span><text:span text:style-name="T41">addEventListener</text:span><text:span text:style-name="T42">(</text:span><text:span text:style-name="T43">"input"</text:span><text:span text:style-name="T44">,</text:span><text:span text:style-name="T45"><text:s/></text:span><text:span text:style-name="T46">function</text:span><text:span text:style-name="T47"><text:s/></text:span><text:span text:style-name="T48">(</text:span><text:span text:style-name="T49">event</text:span><text:span text:style-name="T50">)</text:span><text:span text:style-name="T51"><text:s/></text:span><text:span text:style-name="T52">{</text:span><text:span text:style-name="T53"><text:s/>//añade función al input</text:span></text:p>
      <text:p text:style-name="P54"><text:span text:style-name="T55"><text:s text:c="2"/></text:span><text:span text:style-name="T56">if</text:span><text:span text:style-name="T57"><text:s/></text:span><text:span text:style-name="T58">(</text:span><text:span text:style-name="T59">email</text:span><text:span text:style-name="T60">.</text:span><text:span text:style-name="T61">validity</text:span><text:span text:style-name="T62">.</text:span><text:span text:style-name="T63">typeMismatch</text:span><text:span text:style-name="T64">)</text:span><text:span text:style-name="T65"><text:s/></text:span><text:span text:style-name="T66">{</text:span><text:span text:style-name="T67"><text:tab/>//si lo introducido no coincide con el patter</text:span></text:p>
      <text:p text:style-name="P68"><text:span text:style-name="T69"><text:s text:c="4"/>email</text:span><text:span text:style-name="T70">.</text:span><text:span text:style-name="T71">setCustomValidity</text:span><text:span text:style-name="T72">(</text:span><text:span text:style-name="T73">"¡Se esperaba una dirección de correo electrónico!"</text:span><text:span text:style-name="T74">);</text:span></text:p>
      <text:p text:style-name="P75"><text:span text:style-name="T76"><text:s text:c="2"/></text:span><text:span text:style-name="T77">}</text:span><text:span text:style-name="T78"><text:s/></text:span><text:span text:style-name="T79">else</text:span><text:span text:style-name="T80"><text:s/></text:span><text:span text:style-name="T81">{</text:span></text:p>
      <text:p text:style-name="P82"><text:span text:style-name="T83"><text:s text:c="4"/>email</text:span><text:span text:style-name="T84">.</text:span><text:span text:style-name="T85">setCustomValidity</text:span><text:span text:style-name="T86">(</text:span><text:span text:style-name="T87">""</text:span><text:span text:style-name="T88">);</text:span></text:p>
      <text:p text:style-name="P89"><text:span text:style-name="T90"><text:s text:c="2"/></text:span><text:span text:style-name="T91">}</text:span></text:p>
      <text:p text:style-name="P92"><text:span text:style-name="T93">});</text:span></text:p>
      <text:p text:style-name="P94">Las expresiones regulares</text:p>
      <text:p text:style-name="Standard">Se han de escapar ente /…/, se delimita un rango de valores con [0-9],[a-zA-Z].</text:p>
      <text:p text:style-name="Standard">Si solo se esperan caracteres alfabeticos /\w/. Si no se esperan /\W/</text:p>
      <text:p text:style-name="Standard">Si solo se esperan caracteres numéricos /\d/. Si no /\D/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s" style:country-asian="ES" style:language-complex="ar" style:country-complex="SA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quin Garcia Jimenez</dc:creator>
    <meta:creation-date>2022-02-10T10:47:00Z</meta:creation-date>
    <dc:date>2022-02-10T11:44:00Z</dc:date>
    <meta:template xlink:href="Normal.dotm" xlink:type="simple"/>
    <meta:editing-cycles>2</meta:editing-cycles>
    <meta:editing-duration>PT4440S</meta:editing-duration>
    <meta:document-statistic meta:page-count="3" meta:paragraph-count="8" meta:word-count="652" meta:character-count="4232" meta:row-count="29" meta:non-whitespace-character-count="3588"/>
  </office:meta>
</office:document-meta>
</file>